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1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4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4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4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4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4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4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4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04dbb4"/>
    </style:style>
    <style:style style:name="P86" style:family="paragraph" style:parent-style-name="Footnote">
      <style:text-properties officeooo:paragraph-rsid="0d4c0055"/>
    </style:style>
    <style:style style:name="P87" style:family="paragraph" style:parent-style-name="Footnote">
      <style:text-properties officeooo:paragraph-rsid="0d5dc5cc"/>
    </style:style>
    <style:style style:name="P88" style:family="paragraph" style:parent-style-name="Footnote">
      <style:text-properties officeooo:paragraph-rsid="0d80b951"/>
    </style:style>
    <style:style style:name="P89" style:family="paragraph" style:parent-style-name="Footnote">
      <style:text-properties officeooo:paragraph-rsid="0d88b8d0"/>
    </style:style>
    <style:style style:name="P90" style:family="paragraph" style:parent-style-name="Footnote">
      <style:text-properties officeooo:paragraph-rsid="0db416b4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style:font-name="Ubuntu4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style:font-name="Ubuntu4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4" fo:font-size="12pt" style:font-size-asian="12pt" style:font-size-complex="12pt"/>
    </style:style>
    <style:style style:name="T2" style:family="text">
      <style:text-properties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4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4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4" fo:font-size="11pt" style:font-size-asian="11pt" style:font-size-complex="11pt"/>
    </style:style>
    <style:style style:name="T6" style:family="text">
      <style:text-properties style:font-name="Ubuntu4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4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4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4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4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4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4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4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4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4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4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4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4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1" style:font-size-asian="12pt" style:language-asian="nl" style:country-asian="NL" style:font-style-asian="normal" style:font-weight-asian="normal" style:font-name-complex="Ubuntu1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4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c23ee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fo:font-size="12pt" fo:language="nl" fo:country="NL" fo:font-style="normal" fo:font-weight="normal" officeooo:rsid="0dc03bf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text-line-through-style="none" style:text-line-through-type="none" fo:font-size="12pt" fo:language="nl" fo:country="NL" fo:font-style="normal" fo:font-weight="normal" officeooo:rsid="0dc0884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7" style:family="text">
      <style:text-properties fo:color="#000000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4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4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4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4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4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4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4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4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4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4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style:font-name="Ubuntu4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4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4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4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4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4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4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8" style:family="text">
      <style:text-properties fo:color="#000000" style:font-name="Ubuntu4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9" style:family="text">
      <style:text-properties fo:color="#000000" style:font-name="Ubuntu4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font-name="Ubuntu4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fo:color="#000000" style:font-name="Ubuntu4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2" style:family="text">
      <style:text-properties fo:color="#000000" style:font-name="Ubuntu4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fo:color="#000000" style:font-name="Ubuntu4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4" style:family="text">
      <style:text-properties fo:color="#000000" style:font-name="Ubuntu4" fo:font-size="12pt" style:text-underline-style="none" officeooo:rsid="067ff87e" style:font-size-asian="12pt" style:font-size-complex="12pt"/>
    </style:style>
    <style:style style:name="T345" style:family="text">
      <style:text-properties fo:color="#000000" style:font-name="Ubuntu4" fo:font-size="12pt" style:text-underline-style="none" officeooo:rsid="06807e83" style:font-size-asian="12pt" style:font-size-complex="12pt"/>
    </style:style>
    <style:style style:name="T346" style:family="text">
      <style:text-properties fo:color="#000000" style:font-name="Ubuntu4" fo:font-size="12pt" style:text-underline-style="none" officeooo:rsid="0588721b" style:font-size-asian="12pt" style:font-size-complex="12pt"/>
    </style:style>
    <style:style style:name="T347" style:family="text">
      <style:text-properties fo:color="#000000" style:font-name="Ubuntu4" fo:font-size="12pt" style:text-underline-style="none" officeooo:rsid="050aa1f1" style:font-size-asian="12pt" style:font-size-complex="12pt"/>
    </style:style>
    <style:style style:name="T348" style:family="text">
      <style:text-properties fo:color="#000000" style:font-name="Ubuntu4" fo:font-size="12pt" style:text-underline-style="none" officeooo:rsid="0941f476" style:font-size-asian="12pt" style:font-size-complex="12pt"/>
    </style:style>
    <style:style style:name="T349" style:family="text">
      <style:text-properties fo:color="#000000" style:font-name="Ubuntu4" fo:font-size="12pt" style:text-underline-style="none" officeooo:rsid="0d11a406" style:font-size-asian="12pt" style:font-size-complex="12pt"/>
    </style:style>
    <style:style style:name="T350" style:family="text">
      <style:text-properties fo:color="#000000" style:font-name="Ubuntu4" fo:font-size="12pt" style:text-underline-style="none" officeooo:rsid="0bfb9903" style:font-size-asian="12pt" style:font-size-complex="12pt"/>
    </style:style>
    <style:style style:name="T351" style:family="text">
      <style:text-properties fo:color="#000000" style:font-name="Ubuntu4" fo:font-size="12pt" style:text-underline-style="none" officeooo:rsid="0bd29e9a" style:font-size-asian="12pt" style:font-size-complex="12pt"/>
    </style:style>
    <style:style style:name="T352" style:family="text">
      <style:text-properties fo:color="#000000" style:font-name="Ubuntu4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3" style:family="text">
      <style:text-properties fo:color="#000000" style:font-name="Ubuntu4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4" style:family="text">
      <style:text-properties fo:color="#000000" style:font-name="Ubuntu4" fo:font-size="12pt" style:font-size-asian="12pt" style:font-size-complex="12pt"/>
    </style:style>
    <style:style style:name="T355" style:family="text">
      <style:text-properties fo:color="#000000" style:font-name="Ubuntu4" fo:font-size="12pt" officeooo:rsid="004804ae" style:font-size-asian="12pt" style:font-size-complex="12pt"/>
    </style:style>
    <style:style style:name="T356" style:family="text">
      <style:text-properties fo:color="#000000" style:font-name="Ubuntu4" fo:font-size="12pt" officeooo:rsid="0d21a97c" style:font-size-asian="12pt" style:font-size-complex="12pt"/>
    </style:style>
    <style:style style:name="T357" style:family="text">
      <style:text-properties fo:color="#000000" style:font-name="Ubuntu4" fo:font-size="12pt" officeooo:rsid="0d2ecc1a" style:font-size-asian="12pt" style:font-size-complex="12pt"/>
    </style:style>
    <style:style style:name="T358" style:family="text">
      <style:text-properties fo:color="#000000" style:text-underline-style="none" officeooo:rsid="0bd0b23f" style:font-size-asian="12pt" style:font-size-complex="12pt"/>
    </style:style>
    <style:style style:name="T35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1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75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6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7" style:family="text">
      <style:text-properties style:use-window-font-color="true"/>
    </style:style>
    <style:style style:name="T378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text-line-through-style="none" style:text-line-through-type="none" style:font-name="Ubuntu4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style:font-name="Ubuntu4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3" style:family="text">
      <style:text-properties style:use-window-font-color="true" style:text-line-through-style="none" style:text-line-through-type="none" style:text-position="super 58%" style:font-name="Ubuntu4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style:use-window-font-color="true" style:font-name="Ubuntu4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4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4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4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4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4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4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4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4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style:font-name="Ubuntu4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9" style:family="text">
      <style:text-properties style:use-window-font-color="true" style:font-name="Ubuntu4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4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4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4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style:font-name="Ubuntu4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6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07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09" style:family="text">
      <style:text-properties style:use-window-font-color="true" officeooo:rsid="047da547"/>
    </style:style>
    <style:style style:name="T410" style:family="text">
      <style:text-properties style:use-window-font-color="true" style:text-position="super 58%" style:font-name="Ubuntu4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fo:font-size="12pt" style:font-size-asian="12pt" style:font-size-complex="12pt"/>
    </style:style>
    <style:style style:name="T412" style:family="text">
      <style:text-properties fo:font-size="12pt" officeooo:rsid="02eddb5a" style:font-size-asian="12pt" style:font-size-complex="12pt"/>
    </style:style>
    <style:style style:name="T413" style:family="text">
      <style:text-properties fo:font-size="12pt" officeooo:rsid="064c9632" style:font-size-asian="12pt" style:font-size-complex="12pt"/>
    </style:style>
    <style:style style:name="T414" style:family="text">
      <style:text-properties officeooo:rsid="047fb57c"/>
    </style:style>
    <style:style style:name="T415" style:family="text">
      <style:text-properties officeooo:rsid="047da547"/>
    </style:style>
    <style:style style:name="T416" style:family="text">
      <style:text-properties officeooo:rsid="01657261" style:font-size-asian="12pt" style:font-size-complex="12pt"/>
    </style:style>
    <style:style style:name="T417" style:family="text">
      <style:text-properties officeooo:rsid="04473353"/>
    </style:style>
    <style:style style:name="T418" style:family="text">
      <style:text-properties fo:font-weight="normal" style:font-weight-asian="normal" style:font-weight-complex="normal"/>
    </style:style>
    <style:style style:name="T419" style:family="text">
      <style:text-properties officeooo:rsid="06049971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officeooo:rsid="06049971" style:font-weight-asian="bold" style:font-weight-complex="bold"/>
    </style:style>
    <style:style style:name="T422" style:family="text">
      <style:text-properties officeooo:rsid="0594b105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officeooo:rsid="06049971" style:font-style-asian="italic" style:font-style-complex="italic"/>
    </style:style>
    <style:style style:name="T425" style:family="text">
      <style:text-properties officeooo:rsid="0aace3cd"/>
    </style:style>
    <style:style style:name="T42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7" style:family="text">
      <style:text-properties fo:font-size="10pt" officeooo:rsid="06049971" style:font-size-asian="10pt" style:font-size-complex="10pt"/>
    </style:style>
    <style:style style:name="T428" style:family="text">
      <style:text-properties fo:font-size="10pt" officeooo:rsid="0d7d740a" style:font-size-asian="10pt" style:font-size-complex="10pt"/>
    </style:style>
    <style:style style:name="T429" style:family="text">
      <style:text-properties officeooo:rsid="0394a435"/>
    </style:style>
    <style:style style:name="T430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5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6" style:family="text">
      <style:text-properties officeooo:rsid="0b668458"/>
    </style:style>
    <style:style style:name="T437" style:family="text">
      <style:text-properties officeooo:rsid="0c125172"/>
    </style:style>
    <style:style style:name="T438" style:family="text">
      <style:text-properties officeooo:rsid="0d2d19da"/>
    </style:style>
    <style:style style:name="T439" style:family="text">
      <style:text-properties officeooo:rsid="0d3bc5c4"/>
    </style:style>
    <style:style style:name="T440" style:family="text">
      <style:text-properties officeooo:rsid="0d3fc4ec"/>
    </style:style>
    <style:style style:name="T441" style:family="text">
      <style:text-properties officeooo:rsid="0d4b2054"/>
    </style:style>
    <style:style style:name="T442" style:family="text">
      <style:text-properties fo:color="#000080" style:text-line-through-style="none" style:text-line-through-type="none" style:font-name="Ubuntu4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3" style:family="text">
      <style:text-properties officeooo:rsid="0d781c5d"/>
    </style:style>
    <style:style style:name="T444" style:family="text">
      <style:text-properties officeooo:rsid="0d7d740a"/>
    </style:style>
    <style:style style:name="T445" style:family="text">
      <style:text-properties officeooo:rsid="0d87d73f"/>
    </style:style>
    <style:style style:name="T446" style:family="text">
      <style:text-properties officeooo:rsid="0d88b8d0"/>
    </style:style>
    <style:style style:name="T447" style:family="text">
      <style:text-properties fo:font-style="normal" style:font-style-asian="normal" style:font-style-complex="normal"/>
    </style:style>
    <style:style style:name="T448" style:family="text">
      <style:text-properties officeooo:rsid="0db2fd57"/>
    </style:style>
    <style:style style:name="T449" style:family="text">
      <style:text-properties officeooo:rsid="0db4d737"/>
    </style:style>
    <style:style style:name="T450" style:family="text">
      <style:text-properties officeooo:rsid="0db5d4ba"/>
    </style:style>
    <style:style style:name="T451" style:family="text">
      <style:text-properties officeooo:rsid="0db5fe7f"/>
    </style:style>
    <style:style style:name="T452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322">C</text:span></text:span><text:span text:style-name="Strong_20_Emphasis"><text:span text:style-name="T317">hecklist voor </text:span></text:span><text:span text:style-name="Strong_20_Emphasis"><text:span text:style-name="T327">de installatie</text:span></text:span><text:span text:style-name="Strong_20_Emphasis"><text:span text:style-name="T317"> van </text:span></text:span><text:reference-mark-start text:name="Distributie"/><text:span text:style-name="Strong_20_Emphasis"><text:span text:style-name="T328">Debian</text:span></text:span><text:reference-mark-end text:name="Distributie"/><text:span text:style-name="Strong_20_Emphasis"><text:span text:style-name="T320"> </text:span></text:span><text:reference-mark-start text:name="Versie"/><text:span text:style-name="Strong_20_Emphasis"><text:span text:style-name="T328">1</text:span></text:span><text:span text:style-name="Strong_20_Emphasis"><text:span text:style-name="T326">0</text:span></text:span><text:span text:style-name="Strong_20_Emphasis"><text:span text:style-name="T325"> LTS</text:span></text:span><text:reference-mark-end text:name="Versie"/><text:span text:style-name="Strong_20_Emphasis"><text:span text:style-name="T318"><text:note text:id="ftn1" text:note-class="footnote"><text:note-citation>1</text:note-citation><text:note-body><text:p text:style-name="P85"><text:span text:style-name="T429">Deze versie heeft codenaam </text:span><text:span text:style-name="T364">B</text:span><text:span text:style-name="T436">uster </text:span><text:span text:style-name="T437">(buster)</text:span><text:span text:style-name="T436"> </text:span><text:span text:style-name="T365">en is een zogenaamde LTS-versie <text:line-break/>(Long-Term Support, langetermijnondersteuning). <text:s/></text:span><text:span text:style-name="T366">Deze</text:span><text:span text:style-name="T365"> LTS-versie versch</text:span><text:span text:style-name="T366">een</text:span><text:span text:style-name="T365"> <text:line-break/>in </text:span><text:span text:style-name="T366">juli</text:span><text:span text:style-name="T365"> 20</text:span><text:span text:style-name="T366">19</text:span><text:span text:style-name="T365"> en wordt vanaf vrijgave 5 jaar ondersteund</text:span><text:span text:style-name="T367"> </text:span><text:span text:style-name="T365">(</text:span><text:span text:style-name="T368">updates </text:span><text:span text:style-name="T365">tot </text:span><text:span text:style-name="T366">juli </text:span><text:span text:style-name="T365">202</text:span><text:span text:style-name="T366">4</text:span><text:span text:style-name="T367">)</text:span><text:span text:style-name="T369">.</text:span></text:p></text:note-body></text:note></text:span></text:span><text:span text:style-name="Strong_20_Emphasis"><text:span text:style-name="T318"> </text:span></text:span><text:reference-mark-start text:name="Editie"/><text:span text:style-name="Strong_20_Emphasis"><text:span text:style-name="T319">desktop</text:span></text:span><text:reference-mark-end text:name="Editie"/><text:span text:style-name="Strong_20_Emphasis"><text:span text:style-name="T321">.</text:span></text:span></text:p>
      <text:p text:style-name="P13"/>
      <text:p text:style-name="P31"><text:span text:style-name="T18">Kijk op</text:span><text:span text:style-name="T31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7"> </text:span><text:span text:style-name="T378">voor</text:span><text:span text:style-name="T379"> </text:span><text:span text:style-name="T380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14">ul de waarden in het tekstvak achter de </text:span><text:span text:style-name="Definition"><text:span text:style-name="T415">schuingedrukte</text:span></text:span> <text:span text:style-name="T415">woorden </text:span><text:span text:style-name="T409">(zie toelichting)</text:span><text:span text:style-name="T415">:</text:span></text:p>
      <text:p text:style-name="P4"><text:span text:style-name="Definition"><text:span text:style-name="T385">g</text:span></text:span><text:span text:style-name="Definition"><text:span text:style-name="T384">ebruiker</text:span></text:span><text:span text:style-name="Definition"><text:span text:style-name="T386"><text:tab/><text:tab/></text:span></text:span><text:span text:style-name="Definition"><text:span text:style-name="T377"> <text:tab/><text:tab/></text:span></text:span><text:span text:style-name="T387"><draw:control text:anchor-type="as-char" svg:y="-0.429cm" draw:z-index="35" draw:name="Gebruiker" draw:style-name="gr2" draw:text-style-name="P98" svg:width="6.061cm" svg:height="0.6cm" draw:control="control36"><svg:title>Gebruiker</svg:title><svg:desc>Volledige naam, bijv. Jan Stek</svg:desc></draw:control></text:span><text:span text:style-name="T387"><text:tab/></text:span><text:span text:style-name="T388">(</text:span><text:span text:style-name="T406">volledige naam, bijv. </text:span><text:span text:style-name="T408">Karel Kamer</text:span><text:span text:style-name="T407">)</text:span></text:p>
      <text:p text:style-name="Standard"><text:span text:style-name="Definition"><text:span text:style-name="T385">g</text:span></text:span><text:span text:style-name="Definition"><text:span text:style-name="T384">ebruikersnaam<text:tab/><text:tab/></text:span></text:span><text:span text:style-name="Definition"><text:span text:style-name="T384"><draw:control text:anchor-type="as-char" svg:y="-0.429cm" draw:z-index="36" draw:name="Gberuikersnaam" draw:style-name="gr2" draw:text-style-name="P98" svg:width="6.061cm" svg:height="0.6cm" draw:control="control37"><svg:title>Gebruikersnaam</svg:title><svg:desc>Korte naam, bijv. jan</svg:desc></draw:control></text:span></text:span><text:span text:style-name="Definition"><text:span text:style-name="T384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00">c</text:span></text:span><text:span text:style-name="Definition"><text:span text:style-name="T399">omputernaam<text:tab/><text:tab/></text:span></text:span><text:span text:style-name="Definition"><text:span text:style-name="T387"><draw:control text:anchor-type="as-char" svg:y="-0.429cm" draw:z-index="37" draw:name="Computernaam" draw:style-name="gr2" draw:text-style-name="P98" svg:width="6.061cm" svg:height="0.6cm" draw:control="control38"><svg:title>Computernaam</svg:title><svg:desc>Unieke naam van de computer</svg:desc></draw:control></text:span></text:span><text:span text:style-name="Definition"><text:span text:style-name="T387"><text:tab/></text:span></text:span><text:span text:style-name="Definition"><text:span text:style-name="T391">(</text:span></text:span><text:span text:style-name="Definition"><text:span text:style-name="T389">unieke naam van de compute</text:span></text:span><text:span text:style-name="Definition"><text:span text:style-name="T390">r</text:span></text:span><text:span text:style-name="Definition"><text:span text:style-name="T391">)</text:span></text:span></text:p>
      <text:p text:style-name="P3"><text:span text:style-name="Definition"><text:span text:style-name="T385">o</text:span></text:span><text:span text:style-name="Definition"><text:span text:style-name="T384">pstartmenu</text:span></text:span><text:span text:style-name="Definition"><text:span text:style-name="T387"><text:tab/><text:tab/><text:tab/></text:span></text:span><text:span text:style-name="Definition"><text:span text:style-name="T387"><draw:control text:anchor-type="as-char" svg:y="-0.429cm" draw:z-index="38" draw:name="Opstartmenu" draw:style-name="gr2" draw:text-style-name="P98" svg:width="6.061cm" svg:height="0.6cm" draw:control="control39"><svg:title>Opstartmenu</svg:title><svg:desc>Toets voor het opstartmenu ("bootmenu")</svg:desc></draw:control></text:span></text:span><text:span text:style-name="Definition"><text:span text:style-name="T387"><text:tab/></text:span></text:span><text:span text:style-name="Definition"><text:span text:style-name="T391">(</text:span></text:span><text:span text:style-name="Definition"><text:span text:style-name="T389">to</text:span></text:span><text:span text:style-name="Definition"><text:span text:style-name="T396">ets voor het opstartmedium</text:span></text:span><text:span text:style-name="Definition"><text:span text:style-name="T397">)</text:span></text:span></text:p>
      <text:p text:style-name="P3"><text:span text:style-name="Definition"><text:span text:style-name="T401">i</text:span></text:span><text:span text:style-name="Definition"><text:span text:style-name="T402">nstellingen</text:span></text:span><text:span text:style-name="T391"><text:tab/> <text:tab/><text:tab/></text:span><text:span text:style-name="T391"><draw:control text:anchor-type="as-char" svg:y="-0.429cm" draw:z-index="34" draw:name="Instellingen" draw:style-name="gr2" draw:text-style-name="P98" svg:width="6.061cm" svg:height="0.6cm" draw:control="control35"><svg:title>Instellingen</svg:title><svg:desc>Toets voor het BIOS/UEFI-scherm ("setup")</svg:desc></draw:control></text:span><text:span text:style-name="T391"><text:tab/>(</text:span><text:span text:style-name="T389">toets voor het BIOS/UEFI-scherm</text:span><text:span text:style-name="T391">)</text:span></text:p>
      <text:p text:style-name="P6"><text:span text:style-name="Definition"><text:span text:style-name="T381">2</text:span></text:span><text:span text:style-name="Definition"><text:span text:style-name="T383">e </text:span></text:span><text:span text:style-name="Definition"><text:span text:style-name="T403">gebr</text:span></text:span><text:span text:style-name="Definition"><text:span text:style-name="T381">uiker </text:span></text:span><text:span text:style-name="Definition"><text:span text:style-name="T382">(evt.)</text:span></text:span><text:span text:style-name="T391"><text:tab/></text:span><text:span text:style-name="T391"><draw:control text:anchor-type="as-char" svg:y="-0.429cm" draw:z-index="40" draw:name="Instellingen_0" draw:style-name="gr2" draw:text-style-name="P98" svg:width="6.061cm" svg:height="0.6cm" draw:control="control41"><svg:title>Instellingen</svg:title><svg:desc>Toets voor het BIOS/UEFI-scherm ("setup")</svg:desc></draw:control></text:span><text:span text:style-name="T391"><text:tab/>(volledige naam </text:span><text:span text:style-name="T394">evt. </text:span><text:span text:style-name="T398">2</text:span><text:span text:style-name="T410">e</text:span><text:span text:style-name="T398"> </text:span><text:span text:style-name="T391">gebruiker)</text:span></text:p>
      <text:p text:style-name="P6"><text:span text:style-name="Definition"><text:span text:style-name="T381">2</text:span></text:span><text:span text:style-name="Definition"><text:span text:style-name="T383">e</text:span></text:span><text:span text:style-name="Definition"><text:span text:style-name="T381"> </text:span></text:span><text:span text:style-name="Definition"><text:span text:style-name="T404">g</text:span></text:span><text:span text:style-name="Definition"><text:span text:style-name="T405">ebruikersnaam</text:span></text:span><text:span text:style-name="T391"><text:tab/></text:span><text:span text:style-name="T391"><draw:control text:anchor-type="as-char" svg:y="-0.429cm" draw:z-index="39" draw:name="Instellingen_1" draw:style-name="gr2" draw:text-style-name="P98" svg:width="6.061cm" svg:height="0.6cm" draw:control="control40"><svg:title>Instellingen</svg:title><svg:desc>Toets voor het BIOS/UEFI-scherm ("setup")</svg:desc></draw:control></text:span><text:span text:style-name="T391"><text:tab/>(</text:span><text:span text:style-name="T389">korte naam </text:span><text:span text:style-name="T394">ev</text:span><text:span text:style-name="T395">entuele</text:span><text:span text:style-name="T394"> </text:span><text:span text:style-name="T398">2</text:span><text:span text:style-name="T410">e</text:span><text:span text:style-name="T398"> </text:span><text:span text:style-name="T392">gebr</text:span><text:span text:style-name="T393">uiker</text:span><text:span text:style-name="T391">)</text:span></text:p>
      <text:p text:style-name="P5"><text:span text:style-name="T335">Vervang </text:span><text:span text:style-name="Definition"><text:span text:style-name="T15">schuingedrukte</text:span></text:span><text:span text:style-name="T335"> </text:span><text:span text:style-name="T336">woorden </text:span><text:span text:style-name="T335">in deze checklist door </text:span><text:span text:style-name="T336">boven</text:span><text:span text:style-name="T335">staande waarden.</text:span></text:p>
      <text:p text:style-name="P15"/>
      <text:p text:style-name="P2"><text:span text:style-name="Strong_20_Emphasis"><text:span text:style-name="T330"/></text:span></text:p>
      <text:p text:style-name="P34"><text:span text:style-name="Strong_20_Emphasis"><text:span text:style-name="T137"><draw:control text:anchor-type="as-char" draw:z-index="0" draw:name="Vorm1" draw:style-name="gr1" draw:text-style-name="P97" svg:width="0.35cm" svg:height="0.35cm" draw:control="control1"/></text:span></text:span><text:span text:style-name="Strong_20_Emphasis"><text:span text:style-name="T137"><text:s/><text:tab/></text:span></text:span><text:span text:style-name="T331">Nog niet op Linux?<text:tab/></text:span><text:span text:style-name="T359"></text:span><text:span text:style-name="T337"> </text:span><text:span text:style-name="T338">G</text:span><text:span text:style-name="T332">ebruik </text:span><text:span text:style-name="Strong_20_Emphasis"><text:span text:style-name="T374">Checklist migratie</text:span></text:span><text:span text:style-name="T33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3"> onder </text:span><text:span text:style-name="T343">Linux</text:span><text:span text:style-name="T334">.</text:span></text:p>
      <text:p text:style-name="P48"><text:span text:style-name="Strong_20_Emphasis"><text:span text:style-name="T137"><draw:control text:anchor-type="as-char" draw:z-index="33" draw:name="Vorm2" draw:style-name="gr1" draw:text-style-name="P97" svg:width="0.35cm" svg:height="0.35cm" draw:control="control34"/></text:span></text:span><text:span text:style-name="Strong_20_Emphasis"><text:span text:style-name="T137"><text:s/><text:tab/></text:span></text:span><text:span text:style-name="T339">Nieuwe installatie?<text:tab/></text:span><text:span text:style-name="T360"></text:span><text:span text:style-name="T342"><text:tab/></text:span><text:span text:style-name="T341">B</text:span><text:span text:style-name="T339">egin bij hoofdstuk </text:span><text:span text:style-name="T339"><text:bookmark-ref text:reference-format="page" text:ref-name="__RefNumPara__4009_1271708128">2</text:bookmark-ref></text:span><text:span text:style-name="T339"><text:s text:c="2"/></text:span><text:span text:style-name="T340"><text:bookmark-ref text:reference-format="text" text:ref-name="__RefNumPara__4009_1271708128">Installatie uitvoeren</text:bookmark-ref></text:span><text:span text:style-name="T340">.</text:span></text:p>
      <text:p text:style-name="P1"><text:span text:style-name="Strong_20_Emphasis"><text:span text:style-name="T329"/></text:span></text:p>
      <text:list xml:id="list1520943695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390409773312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39042281729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9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7"><text:span text:style-name="T361">De </text:span><text:span text:style-name="T373">Super</text:span><text:span text:style-name="T361">-toets is de Windows</text:span><text:span text:style-name="T362">-</text:span><text:span text:style-name="T363">toets</text:span><text:span text:style-name="T361">, </text:span><text:span text:style-name="T362">C</text:span><text:span text:style-name="T361">ommand-</text:span><text:span text:style-name="T363">toets</text:span><text:span text:style-name="T361">, of </text:span><text:span text:style-name="T362">V</text:span><text:span text:style-name="T361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390699106528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9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52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2">sudo</text:span></text:span><text:span text:style-name="User_20_Entry"><text:span text:style-name="T310"> </text:span></text:span><text:span text:style-name="User_20_Entry"><text:span text:style-name="T312">apt install wget</text:span></text:span></text:p>
            <text:p text:style-name="P81"><text:span text:style-name="User_20_Entry"><text:span text:style-name="T310">wget karelzimmer.nl/</text:span></text:span><text:span text:style-name="User_20_Entry"><text:span text:style-name="T315">kz</text:span></text:span><text:span text:style-name="User_20_Entry"><text:span text:style-name="T310"><text:line-break/>bash </text:span></text:span><text:span text:style-name="User_20_Entry"><text:span text:style-name="T315">kz</text:span></text:span></text:p>
            <text:p text:style-name="P78"><text:span text:style-name="User_20_Entry"><text:span text:style-name="T313">exit</text:span></text:span></text:p>
          </table:table-cell>
        </table:table-row>
        <table:table-row table:style-name="TableLine94390340038272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39053758817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9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39042365457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9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390402791840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9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204752684279239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040079908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9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4">Start de computer op vanaf </text:span><text:span text:style-name="T355">een </text:span><text:span text:style-name="T355"><text:reference-ref text:reference-format="text" text:ref-name="Distributie">Debian</text:reference-ref></text:span><text:span text:style-name="T355"><text:s/></text:span><text:span text:style-name="T357">(</text:span><text:span text:style-name="T356">Live</text:span><text:span text:style-name="T204"><text:note text:id="ftn3" text:note-class="footnote"><text:note-citation>1</text:note-citation><text:note-body><text:p text:style-name="P82"><text:span text:style-name="T417">Vanaf ee</text:span>n Live <text:span text:style-name="T425">USB-stick of </text:span><text:span text:style-name="T370">CD</text:span><text:span text:style-name="T6"> </text:span>kunt <text:span text:style-name="T417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6"> 10</text:span><text:span text:style-name="T199"> 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89">Downloa<text:span text:style-name="T443">d</text:span><text:span text:style-name="T439"> </text:span><text:span text:style-name="T372">e</text:span><text:span text:style-name="T446">e</text:span><text:span text:style-name="T448">n</text:span><text:span text:style-name="T446"> </text:span><text:span text:style-name="T443">Netwerk installer </text:span><text:span text:style-name="T439">CD</text:span><text:span text:style-name="T443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75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38">Live CD </text:span><text:span text:style-name="T443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76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0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0"><text:span text:style-name="Strong_20_Emphasis"><text:span text:style-name="T210"><text:tab/></text:span></text:span>plaats een USB-stick <text:span text:style-name="T449">van </text:span>min<text:span text:style-name="T450">imaal</text:span> 4 GB.</text:p><text:p text:style-name="P86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42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16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16">instellingen</text:span></text:span><text:span text:style-name="T199">.</text:span></text:p>
          </table:table-cell>
        </table:table-row>
        <table:table-row table:style-name="TableLine9439040405321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9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3905231876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390456895952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390456896432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9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39044774216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9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88"><text:span text:style-name="T371">R</text:span><text:span text:style-name="T444">aadpleeg </text:span><text:a xlink:type="simple" xlink:href="https://wiki.debian.org/Firmware" text:style-name="Internet_20_link" text:visited-style-name="Visited_20_Internet_20_Link"><text:span text:style-name="T428">wiki.debian.org/Firmware</text:span></text:a> <text:span text:style-name="T445">voor firmwarebestanden </text:span><text:span text:style-name="T451">voor, </text:span><text:span text:style-name="T445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39044916531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9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39043529884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9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390431633344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9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39043468096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9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390413402304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9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39041835854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9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390406283536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9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390404502736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9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47">Als</text:span> het scherm <text:span text:style-name="T420">Software-selectie</text:span> verschijnt, <text:span text:style-name="T423">dat is als de Netwerk installer CD wordt gebruikt</text:span>, klik <text:span text:style-name="T440">in keuzevak </text:span>voor <text:span text:style-name="T420">GNOME</text:span> en klik op <text:span text:style-name="T420">Volgende</text:span>.</text:p>
          </table:table-cell>
        </table:table-row>
        <table:table-row table:style-name="TableLine9439040382873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9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3904037224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9039662899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9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204752136026286" text:continue-numbering="true" text:style-name="L1">
        <text:list-item>
          <text:p text:style-name="P93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048507580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3906135658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9040571232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9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3904209832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39061868318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9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4"><text:span text:style-name="T361">De </text:span><text:span text:style-name="T373">Super</text:span><text:span text:style-name="T361">-toets is de Windows</text:span><text:span text:style-name="T362">-</text:span><text:span text:style-name="T363">toets</text:span><text:span text:style-name="T361">, </text:span><text:span text:style-name="T362">C</text:span><text:span text:style-name="T361">ommand-</text:span><text:span text:style-name="T363">toets</text:span><text:span text:style-name="T361">, of </text:span><text:span text:style-name="T362">V</text:span><text:span text:style-name="T361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39041396526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9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390523095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9042762131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9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39041482315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49">Klik op </text:span><text:span text:style-name="T352">Updates</text:span><text:span text:style-name="T350"> en a</text:span><text:span text:style-name="T348">ls</text:span><text:span text:style-name="T344"> </text:span><text:span text:style-name="T345">er </text:span><text:span text:style-name="T344">updates beschikbaar zijn, k</text:span><text:span text:style-name="T346">lik op </text:span><text:span text:style-name="Strong_20_Emphasis"><text:span text:style-name="T358">Downloaden</text:span></text:span><text:span text:style-name="T346"> </text:span><text:span text:style-name="T351">en vervolgens op </text:span><text:span text:style-name="T353">Herstarten &amp; bijwerken</text:span><text:span text:style-name="T351">.</text:span></text:p>
          </table:table-cell>
        </table:table-row>
        <table:table-row table:style-name="TableLine9439041804008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9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7">A</text:span><text:span text:style-name="T422">anmelden als </text:span><text:span text:style-name="Definition"><text:span text:style-name="T8">gebruiker</text:span></text:span>.</text:p>
          </table:table-cell>
        </table:table-row>
        <table:table-row table:style-name="TableLine943905923534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90396501696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9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390339773776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9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52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2">sudo</text:span></text:span><text:span text:style-name="User_20_Entry"><text:span text:style-name="T310"> </text:span></text:span><text:span text:style-name="User_20_Entry"><text:span text:style-name="T312">apt install wget</text:span></text:span><text:span text:style-name="User_20_Entry"><text:span text:style-name="T310"><text:line-break/>wget karelzimmer.nl/</text:span></text:span><text:span text:style-name="User_20_Entry"><text:span text:style-name="T316">kz</text:span></text:span><text:span text:style-name="User_20_Entry"><text:span text:style-name="T310"><text:line-break/>bash </text:span></text:span><text:span text:style-name="User_20_Entry"><text:span text:style-name="T316">kz</text:span></text:span></text:p>
            <text:p text:style-name="P80"><text:span text:style-name="User_20_Entry"><text:span text:style-name="T314">exit</text:span></text:span></text:p>
          </table:table-cell>
        </table:table-row>
        <table:table-row table:style-name="TableLine94390402569968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9039567451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9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39040632494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9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39040281049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9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204752698176622" text:continue-numbering="true" text:style-name="L1">
        <text:list-item>
          <text:p text:style-name="P94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39040349958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9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8" text:note-class="footnote"><text:note-citation>1</text:note-citation><text:note-body><text:p text:style-name="P83"><text:span text:style-name="T419">Na aanmelden als </text:span><text:span text:style-name="T424">andere gebruiker</text:span><text:span text:style-name="T419">, </text:span><text:span text:style-name="T441">zoek en </text:span><text:span text:style-name="T419">start</text:span><text:span text:style-name="T427"> </text:span><text:span text:style-name="T426">In</text:span><text:span text:style-name="T421">stallatiemenu</text:span><text:span text:style-name="Strong_20_Emphasis"><text:span text:style-name="T294"> </text:span></text:span><text:span text:style-name="T419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39050679868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97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18">Volg de aanwijzingen op het scherm.</text:span></text:span></text:p>
          </table:table-cell>
        </table:table-row>
        <table:table-row table:style-name="TableLine943903422823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052328051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97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3905241871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059331825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97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3905924567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059331868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97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3906398630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048125798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97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39047390617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97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39041064928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97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3904983518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061360508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97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39054884496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97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3">De installatie van </text:span><text:span text:style-name="T323"><text:reference-ref text:reference-format="text" text:ref-name="Distributie">Debian</text:reference-ref></text:span><text:span text:style-name="T323"><text:s/></text:span><text:span text:style-name="T324"><text:reference-ref text:reference-format="text" text:ref-name="Versie">10 LTS</text:reference-ref></text:span><text:span text:style-name="T323"><text:s/></text:span><text:span text:style-name="T323"><text:reference-ref text:reference-format="text" text:ref-name="Editie">desktop</text:reference-ref></text:span><text:span text:style-name="T323"><text:s/>is voltooid.</text:span></text:p>
      <text:p text:style-name="P26"/>
      <text:p text:style-name="P25"><text:span text:style-name="T413">E</text:span><text:span text:style-name="T412">inde c</text:span><text:span text:style-name="T411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32">Auteursrecht </text:span><text:span text:style-name="Strong_20_Emphasis"><text:span text:style-name="T431">© </text:span></text:span><text:span text:style-name="Strong_20_Emphasis"><text:span text:style-name="T430">2</text:span></text:span><text:span text:style-name="T432">020-</text:span><text:span text:style-name="T434">2021</text:span><text:span text:style-name="T432"> Karel Zimmer.</text:span></text:p>
      <text:p text:style-name="P9"/>
      <text:p text:style-name="P11"><text:span text:style-name="T433">Creative Commons Naamsvermelding-GelijkDelen Internationaal</text:span><text:span text:style-name="T435">-</text:span><text:span text:style-name="T43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1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4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4" fo:font-size="12pt" style:font-size-asian="12pt" style:font-size-complex="12pt"/>
    </style:style>
    <style:style style:name="MT2" style:family="text">
      <style:text-properties style:font-name="Ubuntu4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0 LTS desktop</text:file-name></text:span><text:span text:style-name="MT1"><text:tab/></text:span><text:span text:style-name="MT2"><text:tab/></text:span><text:span text:style-name="MT1"><text:date style:data-style-name="N36" text:date-value="2021-08-08T20:47:50.950115262">08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7:50.862359173</dc:date>
    <meta:keyword>Installatie</meta:keyword>
    <meta:keyword>Checklist</meta:keyword>
    <meta:keyword>Linux</meta:keyword>
    <meta:editing-cycles>6277</meta:editing-cycles>
    <meta:editing-duration>P11DT2H15M4S</meta:editing-duration>
    <meta:print-date>2021-03-23T20:07:57.967210640</meta:print-date>
    <dc:creator>Karel Zimmer</dc:creator>
    <meta:document-statistic meta:table-count="4" meta:image-count="0" meta:object-count="0" meta:page-count="4" meta:paragraph-count="130" meta:word-count="1005" meta:character-count="6744" meta:non-whitespace-character-count="5747"/>
    <meta:user-defined meta:name="Info 1"/>
    <meta:user-defined meta:name="Info 2"/>
    <meta:user-defined meta:name="Info 3"/>
    <meta:user-defined meta:name="Info 4"/>
  </office:meta>
</office:document-meta>
</file>